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571cm" svg:height="13.802cm" svg:x="2.6cm" svg:y="2.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5:37:01.610000000</meta:creation-date>
    <dc:date>2017-02-23T17:12:28.833000000</dc:date>
    <meta:editing-duration>PT5M38S</meta:editing-duration>
    <meta:editing-cycles>4</meta:editing-cycles>
    <meta:generator>LibreOfficeDev/5.4.0.0.alpha0$Windows_x86 LibreOffice_project/ed9af1e4ac0ec6c0371213ea99be62059938ac1b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3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color="#7fff00" fo:font-family="'Liberation Mono'" style:font-style-name="Regular" style:font-family-generic="modern" style:font-pitch="fixed" fo:font-size="12pt" style:font-size-asian="10pt" style:font-size-complex="10pt"/>
    </style:style>
    <style:style style:name="ch4" style:family="chart" style:data-style-name="N1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color="#ff00ff" fo:font-family="'Liberation Mono'" style:font-style-name="Regular" style:font-family-generic="modern" style:font-pitch="fixed" fo:font-size="14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11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11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113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72cm" svg:height="13.803cm" xlink:href="." xlink:type="simple" chart:class="chart:bar" chart:style-name="ch1">
        <chart:plot-area chart:style-name="ch2" chart:data-source-has-labels="both" svg:x="0.491cm" svg:y="0.276cm" svg:width="23.59cm" svg:height="13.251cm">
          <chartooo:coordinate-region svg:x="4.526cm" svg:y="0.541cm" svg:width="19.555cm" svg:height="12.286cm"/>
          <chart:axis chart:dimension="x" chart:name="primary-x" chart:style-name="ch3" chartooo:axis-type="auto">
            <chartooo:date-scale/>
            <chart:categories table:cell-range-address="local-table.$B$1:.$E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E$2" chart:label-cell-address="local-table.$B$1:.$E$1" chart:class="chart:bar">
            <chart:data-point chart:repeated="4"/>
          </chart:series>
          <chart:series chart:style-name="ch7" chart:values-cell-range-address="local-table.$B$2:.$E$2" chart:label-cell-address="local-table.$B$1:.$E$1" chart:class="chart:bar">
            <chart:data-point chart:repeated="4"/>
          </chart:series>
          <chart:series chart:style-name="ch8" chart:values-cell-range-address="local-table.$B$2:.$E$2" chart:label-cell-address="local-table.$B$1:.$E$1" chart:class="chart:bar">
            <chart:data-point chart:repeated="4"/>
          </chart:series>
          <chart:series chart:style-name="ch9" chart:values-cell-range-address="local-table.$B$2:.$E$2" chart:label-cell-address="local-table.$B$1:.$E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</table:table-cell>
              <table:table-cell office:value-type="string">
                <text:p>2. quarter</text:p>
              </table:table-cell>
              <table:table-cell office:value-type="string">
                <text:p>2. quarter</text:p>
              </table:table-cell>
              <table:table-cell office:value-type="string">
                <text:p>2. quarter</text:p>
              </table:table-cell>
            </table:table-row>
          </table:table-header-rows>
          <table:table-rows>
            <table:table-row>
              <table:table-cell office:value-type="string">
                <text:p>1. quarter 2. quarter 2. quarter 2. quarter</text:p>
                <text:list>
                  <text:list-item>
                    <text:p>1. quarter</text:p>
                  </text:list-item>
                  <text:list-item>
                    <text:p>2. quarter</text:p>
                  </text:list-item>
                  <text:list-item>
                    <text:p>2. quarter</text:p>
                  </text:list-item>
                  <text:list-item>
                    <text:p>2. quarter</text:p>
                  </text:list-item>
                </text:list>
              </table:table-cell>
              <table:table-cell office:value-type="float" office:value="4399120">
                <text:p>4399120</text:p>
              </table:table-cell>
              <table:table-cell office:value-type="float" office:value="3149650">
                <text:p>3149650</text:p>
              </table:table-cell>
              <table:table-cell office:value-type="float" office:value="1599800">
                <text:p>1599800</text:p>
              </table:table-cell>
              <table:table-cell office:value-type="float" office:value="2504850">
                <text:p>25048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ed9af1e4ac0ec6c0371213ea99be62059938ac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